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44:6" calcext:value-type="string">
            <text:p>44: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44:6" calcext:value-type="string">
            <text:p>44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36:6" calcext:value-type="string">
            <text:p>36: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36:6" calcext:value-type="string">
            <text:p>36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28:0" calcext:value-type="string" table:number-columns-spanned="1" table:number-rows-spanned="7">
            <text:p>28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28:0" calcext:value-type="string">
            <text:p>2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19:0" calcext:value-type="string">
            <text:p>1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19:0" calcext:value-type="string">
            <text:p>1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19:0" calcext:value-type="string">
            <text:p>1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19:0" calcext:value-type="string">
            <text:p>1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9:0" calcext:value-type="string">
            <text:p>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3:59:41.948839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1M26S</meta:editing-duration>
    <meta:editing-cycles>31</meta:editing-cycles>
    <meta:generator>LibreOffice/5.0.6.3$Linux_X86_64 LibreOffice_project/00m0$Build-3</meta:generator>
    <dc:date>2016-08-06T14:00:29.765414022</dc:date>
    <meta:document-statistic meta:table-count="1" meta:cell-count="1342" meta:object-count="0"/>
  </office:meta>
</office:document-meta>
</file>